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 i.e. schwarychild criteria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>'The past present and future evolution of red supergiants' workshop 2012, meynet</text:p>
      <text:p text:style-name="Preformatted_20_Text">bernoulli (casinelli p95)</text:p>
      <text:p text:style-name="Preformatted_20_Text"/>
      <text:p text:style-name="Preformatted_20_Text">2)<text:span text:style-name="T2">some examples of visibilities of ideal sources ALA VLA summer school,</text:span></text:p>
      <text:p text:style-name="Preformatted_20_Text"><text:span text:style-name="T2">section on millimeer interferometry</text:span><text:line-break/></text:p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20:01:49</dc:date>
    <dc:creator>Eamon </dc:creator>
    <meta:generator>LibreOffice/3.4$Unix LibreOffice_project/340m1$Build-402</meta:generator>
    <meta:editing-duration>PT19H12M47S</meta:editing-duration>
    <meta:editing-cycles>57</meta:editing-cycles>
    <meta:document-statistic meta:table-count="0" meta:image-count="0" meta:object-count="0" meta:page-count="1" meta:paragraph-count="29" meta:word-count="226" meta:character-count="1456" meta:non-whitespace-character-count="1256"/>
  </office:meta>
</office:document-meta>
</file>